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9"><text:span text:style-name="T1">I</text:span><text:span text:style-name="T2">NDEX</text:span></text:p>
      <text:p text:style-name="P2">I'm on page 505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ligation, 240-242</text:p>
        <text:p text:style-name="P2">Apothecary system, see Measurement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</text:p>
        <text:p text:style-name="P2">Body weight, 253-258, 270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elsius, see Temperature</text:p>
        <text:p text:style-name="P2">Clark's Rule, 265</text:p>
        <text:p text:style-name="P2">Closed formulary, 358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l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epreciation, 359, 410-411, 414, 419</text:p>
        <text:p text:style-name="P6">Dilution, 235-246, 269</text:p>
        <text:p text:style-name="P6"><text:soft-page-break/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rates, 247-252, 269-270</text:p>
        <text:p text:style-name="P6">Dubois &amp; Dubois, 259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3">G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</text:p>
        <text:p text:style-name="P2">Household system, see Measurement</text:p>
        <text:p text:style-name="P3">I</text:p>
        <text:p text:style-name="P2">Infusion rates, 247-252, 269-27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M</text:p>
        <text:p text:style-name="P2"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<text:soft-page-break/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ole, 449</text:p>
        <text:p text:style-name="P2">Molecule, 447, 455</text:p>
        <text:p text:style-name="P2">Mosteller, 259</text:p>
        <text:p text:style-name="P10"><text:span text:style-name="T3">N</text:span></text:p>
        <text:p text:style-name="P2">Net profit, 358, 387-395, 418</text:p>
        <text:p text:style-name="P2">Nomogram</text:p>
        <text:p text:style-name="P4">adult, 260</text:p>
        <text:p text:style-name="P4">pediatric, 266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<text:soft-page-break/>Profe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/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0T14:09:50</dc:date>
    <dc:creator>Sean Parsons</dc:creator>
    <meta:editing-duration>PT11H12M26S</meta:editing-duration>
    <meta:editing-cycles>8</meta:editing-cycles>
    <meta:generator>LibreOffice/3.3$Linux LibreOffice_project/330m19$Build-301</meta:generator>
    <meta:printed-by>Sean Parsons</meta:printed-by>
    <meta:print-date>2012-02-20T14:06:06</meta:print-date>
    <meta:document-statistic meta:table-count="0" meta:image-count="0" meta:object-count="0" meta:page-count="6" meta:paragraph-count="328" meta:word-count="911" meta:character-count="6682"/>
  </office:meta>
</office:document-meta>
</file>